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78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386cm" fo:min-width="1.024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2.675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2.675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11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286cm" svg:height="0.635cm" svg:x="5.699cm" svg:y="2.016cm">
          <text:p text:style-name="P1">i<text:span text:style-name="T1">←</text:span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048cm" svg:height="1.27cm" svg:x="5.318cm" svg:y="4.937cm">
          <text:p text:style-name="P1">i <text:span text:style-name="T1">≤</text:span><text:span text:style-name="T2"> 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" draw:id="id3" draw:layer="layout" svg:width="3.175cm" svg:height="1.016cm" svg:x="2.397cm" svg:y="8.112cm">
          <text:p text:style-name="P1">INC(i)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3.175cm" svg:height="0.762cm" svg:x="2.397cm" svg:y="6.334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0.508cm" svg:height="0.508cm" svg:x="6.588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5.318cm" svg:y1="5.572cm" svg:x2="3.984cm" svg:y2="6.334cm" draw:start-shape="id1" draw:start-glue-point="5" draw:end-shape="id2" draw:end-glue-point="0" svg:d="M5318 5572h-1334v762" svg:viewBox="0 0 1335 763">
          <text:p/>
        </draw:connector>
        <draw:connector draw:style-name="gr6" draw:text-style-name="P2" draw:layer="layout" svg:x1="3.984cm" svg:y1="7.096cm" svg:x2="3.984cm" svg:y2="8.112cm" draw:start-shape="id2" draw:start-glue-point="2" draw:end-shape="id3" draw:end-glue-point="0" svg:d="M3984 7096v1016" svg:viewBox="0 0 1 1017">
          <text:p/>
        </draw:connector>
        <draw:connector draw:style-name="gr6" draw:text-style-name="P2" draw:layer="layout" svg:x1="6.842cm" svg:y1="2.651cm" svg:x2="6.842cm" svg:y2="3.54cm" draw:start-shape="id4" draw:start-glue-point="2" draw:end-shape="id5" draw:end-glue-point="4" svg:d="M6842 2651v889" svg:viewBox="0 0 1 890">
          <text:p/>
        </draw:connector>
        <draw:connector draw:style-name="gr6" draw:text-style-name="P2" draw:layer="layout" svg:x1="6.842cm" svg:y1="4.048cm" svg:x2="6.842cm" svg:y2="4.937cm" draw:start-shape="id5" draw:start-glue-point="8" draw:end-shape="id1" draw:end-glue-point="4" svg:d="M6842 4048v889" svg:viewBox="0 0 1 890">
          <text:p/>
        </draw:connector>
        <draw:connector draw:style-name="gr6" draw:text-style-name="P2" draw:layer="layout" draw:line-skew="0cm -4.191cm" svg:x1="3.984cm" svg:y1="9.128cm" svg:x2="6.588cm" svg:y2="3.794cm" draw:start-shape="id3" draw:start-glue-point="2" draw:end-shape="id5" draw:end-glue-point="6" svg:d="M3984 9128v501h-2095v-5835h4699" svg:viewBox="0 0 4700 5836">
          <text:p/>
        </draw:connector>
        <draw:connector draw:style-name="gr6" draw:text-style-name="P2" draw:layer="layout" svg:x1="8.366cm" svg:y1="5.572cm" svg:x2="10.439cm" svg:y2="8.924cm" draw:start-shape="id1" draw:start-glue-point="7" svg:d="M8366 5572h1288v3352h785" svg:viewBox="0 0 2074 3353">
          <text:p/>
        </draw:connector>
        <draw:line draw:style-name="gr6" draw:text-style-name="P2" draw:layer="layout" svg:x1="6.842cm" svg:y1="1cm" svg:x2="6.842cm" svg:y2="2.016cm">
          <text:p/>
        </draw:line>
        <draw:frame draw:style-name="gr7" draw:text-style-name="P3" draw:layer="layout" svg:width="0.642cm" svg:height="0.962cm" svg:x="4.549cm" svg:y="4.556cm">
          <draw:text-box>
            <text:p>i</text:p>
          </draw:text-box>
        </draw:frame>
        <draw:frame draw:style-name="gr7" draw:text-style-name="P3" draw:layer="layout" svg:width="0.853cm" svg:height="0.962cm" svg:x="8.402cm" svg:y="4.556cm">
          <draw:text-box>
            <text:p>h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08:13:08.601667560</meta:creation-date>
    <dc:date>2021-10-04T08:22:14.718613565</dc:date>
    <meta:editing-duration>PT9M7S</meta:editing-duration>
    <meta:editing-cycles>1</meta:editing-cycles>
    <meta:document-statistic meta:object-count="14"/>
    <meta:generator>LibreOffice/6.4.7.2$Linux_X86_64 LibreOffice_project/40$Build-2</meta:generator>
  </office:meta>
</office:document-meta>
</file>